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m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m</text:p>
          </table:table-cell>
          <table:table-cell office:value-type="float" office:value="42.19" calcext:value-type="float">
            <text:p>42.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1/m</text:p>
          </table:table-cell>
          <table:table-cell table:formula="of:=-(1/[.E5])" office:value-type="float" office:value="-4.16666666666667" calcext:value-type="float">
            <text:p>-4.1666666666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3</text:p>
          </table:table-cell>
          <table:table-cell table:formula="of:=[.E2]/SQRT(1+([.E6])^2)+[.E3]" office:value-type="float" office:value="2.87674590495065" calcext:value-type="float">
            <text:p>2.876745904950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3</text:p>
          </table:table-cell>
          <table:table-cell table:formula="of:=[.E6]*([.E2]/(SQRT(1+([.E6])^2)))+[.E4]" office:value-type="float" office:value="40.245225396039" calcext:value-type="float">
            <text:p>40.245225396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 style:data-style-name="N2" text:time-value="22:57:57.548983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4T22:17:10.284079300</meta:creation-date>
    <dc:date>2022-09-24T22:26:50.543426169</dc:date>
    <meta:editing-duration>PT9M40S</meta:editing-duration>
    <meta:editing-cycles>1</meta:editing-cycles>
    <meta:generator>LibreOffice/6.4.7.2$Linux_X86_64 LibreOffice_project/40$Build-2</meta:generator>
    <meta:document-statistic meta:table-count="1" meta:cell-count="14" meta:object-count="0"/>
  </office:meta>
</office:document-meta>
</file>